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14cm" fo:margin-left="1.341cm" fo:margin-right="1.335cm" table:align="margins"/>
    </style:style>
    <style:style style:name="Table3.A" style:family="table-column">
      <style:table-column-properties style:column-width="4.704cm" style:rel-column-width="20672*"/>
    </style:style>
    <style:style style:name="Table3.B" style:family="table-column">
      <style:table-column-properties style:column-width="10.209cm" style:rel-column-width="44863*"/>
    </style:style>
    <style:style style:name="Table3.1" style:family="table-row">
      <style:table-row-properties fo:background-color="#0000ff" style:keep-together="false" fo:keep-together="always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4.731cm"/>
    </style:style>
    <style:style style:name="Table1.B" style:family="table-column">
      <style:table-column-properties style:column-width="10.209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Code_20_Listing">
      <style:text-properties fo:color="#000080"/>
    </style:style>
    <style:style style:name="P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5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Method_20_Code_20_Listing">
      <style:text-properties fo:color="#000080"/>
    </style:style>
    <style:style style:name="P9" style:family="paragraph" style:parent-style-name="Method_20_Body">
      <style:paragraph-properties fo:margin-left="1.251cm" fo:margin-right="0cm" fo:text-indent="0cm" style:auto-text-indent="false"/>
    </style:style>
    <style:style style:name="P10" style:family="paragraph" style:parent-style-name="Coding_20_Title">
      <style:paragraph-properties fo:break-before="page"/>
    </style:style>
    <style:style style:name="P11" style:family="paragraph" style:parent-style-name="Method_20_Code_20_Listing">
      <style:text-properties fo:color="#000080"/>
    </style:style>
    <style:style style:name="P12" style:family="paragraph" style:parent-style-name="Method_20_Body">
      <style:paragraph-properties fo:margin-left="0cm" fo:margin-right="0cm" fo:text-indent="0cm" style:auto-text-indent="false"/>
    </style:style>
    <style:style style:name="P13" style:family="paragraph" style:parent-style-name="Standard" style:list-style-name="L1"/>
    <style:style style:name="P14" style:family="paragraph" style:parent-style-name="Code_20_Listing">
      <style:text-properties fo:color="#000080"/>
    </style:style>
    <style:style style:name="P15" style:family="paragraph" style:parent-style-name="Code_20_Listing">
      <style:paragraph-properties fo:break-before="page"/>
    </style:style>
    <style:style style:name="P16" style:family="paragraph" style:parent-style-name="Code_20_Listing">
      <style:paragraph-properties fo:break-before="page"/>
      <style:text-properties fo:color="#000080"/>
    </style:style>
    <style:style style:name="P17" style:family="paragraph" style:parent-style-name="Method_20_Title">
      <style:paragraph-properties fo:break-before="page"/>
    </style:style>
    <style:style style:name="P18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Method_20_Listing_20_Title">
      <style:paragraph-properties fo:break-before="pag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00"/>
    </style:style>
    <style:style style:name="T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808080"/>
    </style:style>
    <style:style style:name="T7" style:family="text">
      <style:text-properties fo:color="#0000ff"/>
    </style:style>
    <style:style style:name="T8" style:family="text">
      <style:text-properties fo:color="#66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Url\Parse</text:h>
      <text:p text:style-name="Class_20_Description"/>
      <text:p text:style-name="Class_20_Description">The <text:span text:style-name="Class_20_Variables">Url\Parse</text:span> class parses a URL into it's constituent parts and provides a method-based interface to access those parts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Url\Parse</text:span> class are:</text:p>
      <text:p text:style-name="Criteria_20_Body"/>
      <text:list xml:id="list49847155" text:style-name="L1">
        <text:list-item>
          <text:p text:style-name="P13">Uses the <text:span text:style-name="Class_20_Variables">Url\Exception</text:span> and <text:span text:style-name="Class_20_Variables">Error</text:span> classes to throw exceptions on errors.</text:p>
          <text:p text:style-name="P13"/>
        </text:list-item>
      </text:list>
      <text:p text:style-name="Standard"/>
      <text:p text:style-name="Standard"/>
      <text:h text:style-name="P21" text:outline-level="4">Class Properties</text:h>
      <text:h text:style-name="Criteria_20_Title" text:outline-level="2"/>
      <text:p text:style-name="Method_20_Body">The <text:span text:style-name="Class_20_Variables">Url\Parse</text:span> class defines the following class properties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4">Properties</text:p>
          </table:table-cell>
          <table:table-cell table:style-name="MethodTable.B1" office:value-type="string">
            <text:p text:style-name="P4">Description</text:p>
          </table:table-cell>
        </table:table-row>
        <table:table-row>
          <table:table-cell table:style-name="MethodTable.A2" office:value-type="string">
            <text:p text:style-name="P5">$url</text:p>
          </table:table-cell>
          <table:table-cell table:style-name="MethodTable.B2" office:value-type="string">
            <text:p text:style-name="P2">Copy of the url to process.</text:p>
          </table:table-cell>
        </table:table-row>
        <table:table-row>
          <table:table-cell table:style-name="MethodTable.A2" office:value-type="string">
            <text:p text:style-name="P5">$host</text:p>
          </table:table-cell>
          <table:table-cell table:style-name="MethodTable.B2" office:value-type="string">
            <text:p text:style-name="P2">The host name/address from the url.</text:p>
          </table:table-cell>
        </table:table-row>
        <table:table-row>
          <table:table-cell table:style-name="MethodTable.A2" office:value-type="string">
            <text:p text:style-name="P5">$port</text:p>
          </table:table-cell>
          <table:table-cell table:style-name="MethodTable.B2" office:value-type="string">
            <text:p text:style-name="P2">Port number from the url.</text:p>
          </table:table-cell>
        </table:table-row>
        <table:table-row>
          <table:table-cell table:style-name="MethodTable.A2" office:value-type="string">
            <text:p text:style-name="P5">$document</text:p>
          </table:table-cell>
          <table:table-cell table:style-name="MethodTable.B2" office:value-type="string">
            <text:p text:style-name="P2">The document location from the url.</text:p>
          </table:table-cell>
        </table:table-row>
        <table:table-row>
          <table:table-cell table:style-name="MethodTable.A2" office:value-type="string">
            <text:p text:style-name="P5">$path</text:p>
          </table:table-cell>
          <table:table-cell table:style-name="MethodTable.B2" office:value-type="string">
            <text:p text:style-name="P2">The path portion of the url.</text:p>
          </table:table-cell>
        </table:table-row>
        <table:table-row>
          <table:table-cell table:style-name="MethodTable.A2" office:value-type="string">
            <text:p text:style-name="P5">$scheme</text:p>
          </table:table-cell>
          <table:table-cell table:style-name="MethodTable.B2" office:value-type="string">
            <text:p text:style-name="P2">Protocol scheme.</text:p>
          </table:table-cell>
        </table:table-row>
        <table:table-row>
          <table:table-cell table:style-name="MethodTable.A2" office:value-type="string">
            <text:p text:style-name="P5">$query</text:p>
          </table:table-cell>
          <table:table-cell table:style-name="MethodTable.B2" office:value-type="string">
            <text:p text:style-name="P2">Query field(s), if present.</text:p>
          </table:table-cell>
        </table:table-row>
        <table:table-row>
          <table:table-cell table:style-name="MethodTable.A2" office:value-type="string">
            <text:p text:style-name="P5">$fragment</text:p>
          </table:table-cell>
          <table:table-cell table:style-name="MethodTable.B2" office:value-type="string">
            <text:p text:style-name="P2">Fragment field, if present.</text:p>
          </table:table-cell>
        </table:table-row>
      </table:table>
      <text:h text:style-name="Method_20_Listing_20_Title" text:outline-level="4"/>
      <text:h text:style-name="Method_20_Listing_20_Title" text:outline-level="4"/>
      <text:h text:style-name="Method_20_Listing_20_Title" text:outline-level="4">Class Methods</text:h>
      <text:p text:style-name="Method_20_Body"/>
      <text:p text:style-name="Method_20_Body">The <text:span text:style-name="Class_20_Variables">Url\Parse</text:span> class define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4">Method</text:p>
            </table:table-cell>
            <table:table-cell table:style-name="Table3.B1" office:value-type="string">
              <text:p text:style-name="P4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6"><text:a xlink:type="simple" xlink:href="#__construct"><text:span text:style-name="T1">__construct</text:span>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url">url</text:a></text:p>
          </table:table-cell>
          <table:table-cell table:style-name="Table3.B2" office:value-type="string">
            <text:p text:style-name="P2">Sets, parses and returns the url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parser">parser</text:a></text:p>
          </table:table-cell>
          <table:table-cell table:style-name="Table3.B2" office:value-type="string">
            <text:p text:style-name="P2">Parse the url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host">host</text:a></text:h>
          </table:table-cell>
          <table:table-cell table:style-name="Table3.B2" office:value-type="string">
            <text:p text:style-name="P2">Returns the host name/address field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port">port</text:a></text:p>
          </table:table-cell>
          <table:table-cell table:style-name="Table3.B2" office:value-type="string">
            <text:p text:style-name="P2">Returns the port number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document">document</text:a></text:p>
          </table:table-cell>
          <table:table-cell table:style-name="Table3.B2" office:value-type="string">
            <text:p text:style-name="P2">Returns the document location on the URL host without the fragment or query parts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path">path</text:a></text:p>
          </table:table-cell>
          <table:table-cell table:style-name="Table3.B2" office:value-type="string">
            <text:p text:style-name="P2">Returns the path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query">query</text:a></text:p>
          </table:table-cell>
          <table:table-cell table:style-name="Table3.B2" office:value-type="string">
            <text:p text:style-name="P2">Returns the query field(s)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fragment">fragment</text:a></text:p>
          </table:table-cell>
          <table:table-cell table:style-name="Table3.B2" office:value-type="string">
            <text:p text:style-name="P2">Returns the address fragment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initialize">initialize</text:a></text:h>
          </table:table-cell>
          <table:table-cell table:style-name="Table3.B2" office:value-type="string">
            <text:p text:style-name="P2">Initialize the class properties.</text:p>
          </table:table-cell>
        </table:table-row>
      </table:table>
      <text:p text:style-name="Standard"/>
      <text:p text:style-name="Standard"/>
      <text:p text:style-name="Standard"/>
      <text:h text:style-name="P17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8">/**</text:p>
      <text:p text:style-name="P8"><text:s/>* __construct</text:p>
      <text:p text:style-name="P8"><text:s/>* </text:p>
      <text:p text:style-name="P8"><text:s/>* Class constructor</text:p>
      <text:p text:style-name="P8"><text:s/>* <text:span text:style-name="T2">@param</text:span> string $url = (optional) url to parse.</text:p>
      <text:p text:style-name="P8"><text:s/>* <text:span text:style-name="T2">@throws</text:span> Library\Url\Exception</text:p>
      <text:p text:style-name="P8"><text:s/>*/</text:p>
      <text:p text:style-name="P8">public function __construct($url=null)</text:p>
      <text:p text:style-name="P8">{</text:p>
      <text:p text:style-name="P8"><text:tab/>$this-&gt;initialize();</text:p>
      <text:p text:style-name="P8"><text:tab/>$this-&gt;url($url);</text:p>
      <text:p text:style-name="P8">}</text:p>
      <text:p text:style-name="Method_20_Body"/>
      <text:p text:style-name="Method_20_Body">The <text:span text:style-name="Class_20_Variables">__construct</text:span> method expects a single, optional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arameter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7">$url</text:p>
          </table:table-cell>
          <table:table-cell table:style-name="Table1.B2" office:value-type="string">
            <text:p text:style-name="Method_20_Table_20_Description">Url to parse.</text:p>
          </table:table-cell>
        </table:table-row>
      </table:table>
      <text:p text:style-name="Method_20_Body"/>
      <text:p text:style-name="Method_20_Body">The <text:span text:style-name="Class_20_Variables">initialize</text:span> method is called to initialize the class properties to their default state.</text:p>
      <text:p text:style-name="Method_20_Body"/>
      <text:p text:style-name="Method_20_Body">The $<text:span text:style-name="Class_20_Variables">url</text:span> parameter is passed to the <text:span text:style-name="Class_20_Variables">url</text:span> method to be parsed, if it is not null.</text:p>
      <text:p text:style-name="Method_20_Body"/>
      <text:p text:style-name="Method_20_Body">If an error occurs during the parsing, an <text:span text:style-name="Class_20_Variables">Url\Exception</text:span> is thrown.</text:p>
      <text:p text:style-name="Method_20_Body"/>
      <text:p text:style-name="Method_20_Body"/>
      <text:h text:style-name="P17" text:outline-level="5"><text:bookmark-start text:name="url"/>url<text:bookmark-end text:name="url"/></text:h>
      <text:p text:style-name="Method_20_Body"/>
      <text:p text:style-name="Method_20_Body">Sets, parses and returns the url.</text:p>
      <text:p text:style-name="Method_20_Body"/>
      <text:p text:style-name="P8">/**</text:p>
      <text:p text:style-name="P8"><text:s/>* url</text:p>
      <text:p text:style-name="P8"><text:s/>*</text:p>
      <text:p text:style-name="P8"><text:s/>* Sets, parses and returns the url</text:p>
      <text:p text:style-name="P8"><text:s/>* <text:span text:style-name="T2">@param</text:span> string $url = (optional) url to set (and parse), null to query only</text:p>
      <text:p text:style-name="P8"><text:s/>* <text:span text:style-name="T2">@return</text:span> string $url</text:p>
      <text:p text:style-name="P8"><text:s/>*/</text:p>
      <text:p text:style-name="P8">public function url($url=null)</text:p>
      <text:p text:style-name="P8">{</text:p>
      <text:p text:style-name="P8"><text:tab/>if ($url !== null)</text:p>
      <text:p text:style-name="P8"><text:tab/>{</text:p>
      <text:p text:style-name="P8"><text:tab/><text:tab/>$this-&gt;parser($url);</text:p>
      <text:p text:style-name="P8"><text:tab/>}</text:p>
      <text:p text:style-name="P8"/>
      <text:p text:style-name="P8"><text:tab/>return $this-&gt;url;</text:p>
      <text:p text:style-name="P8">}</text:p>
      <text:p text:style-name="Method_20_Body"/>
      <text:p text:style-name="Method_20_Body">The <text:span text:style-name="Class_20_Variables">url</text:span> method expects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Parameter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7">$url</text:p>
          </table:table-cell>
          <table:table-cell table:style-name="Table2.B2" office:value-type="string">
            <text:p text:style-name="Method_20_Table_20_Description">Url to parse.</text:p>
          </table:table-cell>
        </table:table-row>
      </table:table>
      <text:p text:style-name="Method_20_Body"/>
      <text:p text:style-name="Method_20_Body">If the <text:span text:style-name="Class_20_Variables">$url</text:span> parameter is not null, the <text:span text:style-name="Class_20_Variables">$url</text:span> parameter is passed to the <text:span text:style-name="Class_20_Variables">parser</text:span> method to parse the url into it's constituent parts.</text:p>
      <text:p text:style-name="Method_20_Body"/>
      <text:p text:style-name="Method_20_Body">The <text:span text:style-name="Class_20_Variables">$url</text:span> class variable is returned.</text:p>
      <text:p text:style-name="Method_20_Body"/>
      <text:p text:style-name="Method_20_Body"/>
      <text:h text:style-name="P17" text:outline-level="5"><text:bookmark-start text:name="parser"/>parser<text:bookmark-end text:name="parser"/></text:h>
      <text:p text:style-name="Method_20_Body"/>
      <text:p text:style-name="Method_20_Body">Parse the url.</text:p>
      <text:p text:style-name="Method_20_Body"/>
      <text:p text:style-name="P8">/**</text:p>
      <text:p text:style-name="P8"><text:s/>* parser</text:p>
      <text:p text:style-name="P8"><text:s/>*</text:p>
      <text:p text:style-name="P8"><text:s/>* Parse the url</text:p>
      <text:p text:style-name="P8"><text:s/>* <text:span text:style-name="T2">@param</text:span> string $url = url address</text:p>
      <text:p text:style-name="P8"><text:s/>* <text:span text:style-name="T2">@throws</text:span> \Library\Url\Exception</text:p>
      <text:p text:style-name="P8"><text:s/>*/</text:p>
      <text:p text:style-name="P8">protected function parser($url)</text:p>
      <text:p text:style-name="P8">{</text:p>
      <text:p text:style-name="P8"><text:tab/>$this-&gt;initialize();</text:p>
      <text:p text:style-name="P8"><text:tab/>$this-&gt;url = $url;</text:p>
      <text:p text:style-name="P8"/>
      <text:p text:style-name="P8"><text:tab/>if (stream_is_local($<text:span text:style-name="T5">this</text:span><text:span text:style-name="T5">-&gt;</text:span>url))</text:p>
      <text:p text:style-name="P8"><text:tab/>{</text:p>
      <text:p text:style-name="P8"><text:tab/><text:tab/>$<text:span text:style-name="T5">this</text:span><text:span text:style-name="T5">-&gt;</text:span>url = sprintf('http://localhost/%s', $<text:span text:style-name="T5">this</text:span><text:span text:style-name="T5">-&gt;</text:span>url);</text:p>
      <text:p text:style-name="P8"><text:tab/>}</text:p>
      <text:p text:style-name="P8"/>
      <text:p text:style-name="P8"><text:tab/>$urlFields = parse_url($<text:span text:style-name="T5">this</text:span><text:span text:style-name="T5">-&gt;</text:span>url);</text:p>
      <text:p text:style-name="P8"><text:tab/>if (! is_array($urlFields))</text:p>
      <text:p text:style-name="P8"><text:tab/>{</text:p>
      <text:p text:style-name="P8"><text:tab/><text:tab/>throw new Exception(Error::code('UrlMalformed'));</text:p>
      <text:p text:style-name="P8"><text:tab/>}</text:p>
      <text:p text:style-name="P8"/>
      <text:p text:style-name="P8"><text:tab/>if (! isset($urlFields['host']))</text:p>
      <text:p text:style-name="P8"><text:tab/>{</text:p>
      <text:p text:style-name="P8"><text:tab/><text:tab/>throw new Exception(Error::code('MissingHostName'));</text:p>
      <text:p text:style-name="P8"><text:tab/>}</text:p>
      <text:p text:style-name="P8"/>
      <text:p text:style-name="P8"><text:tab/>$this-&gt;host = $urlFields['host'];</text:p>
      <text:p text:style-name="P8"/>
      <text:p text:style-name="P8"><text:tab/>if (isset($urlFields['scheme']))</text:p>
      <text:p text:style-name="P8"><text:tab/>{</text:p>
      <text:p text:style-name="P8"><text:tab/><text:tab/>$this-&gt;scheme = strtolower($urlFields['scheme']);</text:p>
      <text:p text:style-name="P8"><text:tab/>}</text:p>
      <text:p text:style-name="P8"/>
      <text:p text:style-name="P8"><text:tab/>if (array_key_exists('port', $urlFields))</text:p>
      <text:p text:style-name="P8"><text:tab/>{</text:p>
      <text:p text:style-name="P8"><text:tab/><text:tab/>$this-&gt;port = $urlFields['port'];</text:p>
      <text:p text:style-name="P8"><text:tab/>}</text:p>
      <text:p text:style-name="P8"><text:tab/>elseif ($this-&gt;scheme == "https")</text:p>
      <text:p text:style-name="P8"><text:tab/>{</text:p>
      <text:p text:style-name="P8"><text:tab/><text:tab/>$this-&gt;port = 443;</text:p>
      <text:p text:style-name="P8"><text:tab/>}</text:p>
      <text:p text:style-name="P8"><text:tab/>else</text:p>
      <text:p text:style-name="P8"><text:tab/>{</text:p>
      <text:p text:style-name="P8"><text:tab/><text:tab/>$this-&gt;port = 80;</text:p>
      <text:p text:style-name="P8"><text:tab/>}</text:p>
      <text:p text:style-name="P8"/>
      <text:p text:style-name="Method_20_Code_20_Listing"><text:span text:style-name="T4"><text:tab/>i</text:span><text:span text:style-name="T3">f (isset($urlFields['path']))</text:span></text:p>
      <text:p text:style-name="P8"><text:tab/>{</text:p>
      <text:p text:style-name="P8"><text:tab/><text:tab/>if (substr($urlFields['path'], 0, 1) != '/')</text:p>
      <text:p text:style-name="P8"><text:tab/><text:tab/>{</text:p>
      <text:p text:style-name="P8"><text:tab/><text:tab/><text:tab/>$this-&gt;path = '/';</text:p>
      <text:p text:style-name="P8"><text:tab/><text:tab/>}</text:p>
      <text:p text:style-name="P8"><text:tab/><text:tab/>$this-&gt;path .= $urlFields['path'];</text:p>
      <text:p text:style-name="P8"><text:tab/><text:tab/>$this-&gt;document = $this-&gt;path;</text:p>
      <text:p text:style-name="P8"><text:soft-page-break/><text:tab/>}</text:p>
      <text:p text:style-name="P8"/>
      <text:p text:style-name="P8"><text:tab/>if (isset($urlFields['query']))</text:p>
      <text:p text:style-name="P8"><text:tab/>{</text:p>
      <text:p text:style-name="P8"><text:tab/><text:tab/>$this-&gt;query = $urlFields['query'];</text:p>
      <text:p text:style-name="P8"><text:tab/><text:tab/>$this-&gt;path .= '?' . $this-&gt;query;</text:p>
      <text:p text:style-name="P8"><text:tab/>}</text:p>
      <text:p text:style-name="P8"><text:tab/><text:tab/></text:p>
      <text:p text:style-name="P8"><text:tab/>if (isset($urlFields['fragment']))</text:p>
      <text:p text:style-name="P8"><text:tab/>{</text:p>
      <text:p text:style-name="P8"><text:tab/><text:tab/>$this-&gt;fragment = $urlFields['fragment'];</text:p>
      <text:p text:style-name="P8"><text:tab/><text:tab/>$this-&gt;path .= '#' . $this-&gt;fragment;</text:p>
      <text:p text:style-name="P8"><text:tab/>}</text:p>
      <text:p text:style-name="Method_20_Code_20_Listing">}</text:p>
      <text:p text:style-name="Method_20_Body"/>
      <text:p text:style-name="Method_20_Body">The <text:span text:style-name="Class_20_Variables">parser</text:span> method expects a single, mandatory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Parameter</text:p>
          </table:table-cell>
          <table:table-cell table:style-name="Table4.B1" office:value-type="string">
            <text:p text:style-name="P4">Description</text:p>
          </table:table-cell>
        </table:table-row>
        <table:table-row>
          <table:table-cell table:style-name="Table4.A2" office:value-type="string">
            <text:p text:style-name="P7">$url</text:p>
          </table:table-cell>
          <table:table-cell table:style-name="Table4.B2" office:value-type="string">
            <text:p text:style-name="Method_20_Table_20_Description">Url to parse.</text:p>
          </table:table-cell>
        </table:table-row>
      </table:table>
      <text:p text:style-name="Method_20_Body"/>
      <text:p text:style-name="Method_20_Body">The <text:span text:style-name="Class_20_Variables">initialize</text:span> method is called to initialize the class properties to their default state and the <text:span text:style-name="Class_20_Variables">$url</text:span> parameter is stored in the <text:span text:style-name="Class_20_Variables">$url</text:span> class property.</text:p>
      <text:p text:style-name="Method_20_Body"/>
      <text:p text:style-name="Method_20_Body">The PHP <text:span text:style-name="T2">stream_is_local</text:span> function is passed the <text:span text:style-name="Class_20_Variables">$url</text:span> class property to determine if the url is for a local file. <text:s/>If it is a local file, the <text:span text:style-name="Class_20_Variables">$url</text:span> class property is re-assigned a valid url for a locally hosted file.</text:p>
      <text:p text:style-name="Method_20_Body"/>
      <text:p text:style-name="Method_20_Body">The PHP <text:span text:style-name="T2">parse_url</text:span> function is passed the <text:span text:style-name="Class_20_Variables">$url</text:span> class property and the resulting array is assigned to the <text:span text:style-name="Class_20_Variables">$urlFields</text:span> method array property.</text:p>
      <text:p text:style-name="Method_20_Body"/>
      <text:p text:style-name="Method_20_Body">The PHP <text:span text:style-name="T2">is_array</text:span> function is called to determine if the <text:span text:style-name="Class_20_Variables">$urlFields</text:span> method property is an array. <text:s/>If it is not, an <text:span text:style-name="Class_20_Variables">Url\Exception</text:span> is thrown.</text:p>
      <text:p text:style-name="Method_20_Body"/>
      <text:p text:style-name="Method_20_Body">The PHP <text:span text:style-name="T2">isset</text:span> function is called to determine if the <text:span text:style-name="Class_20_Variables">$urlFields</text:span> method array property contains the '<text:span text:style-name="Class_20_Variables">host</text:span>' key. <text:s/>If it does not, an <text:span text:style-name="Class_20_Variables">Url\Exception</text:span> is thrown.</text:p>
      <text:p text:style-name="Method_20_Body"/>
      <text:p text:style-name="Method_20_Body">The <text:span text:style-name="Class_20_Variables">host</text:span> class property is assigned the value of the '<text:span text:style-name="Class_20_Variables">host</text:span>' key of the <text:span text:style-name="Class_20_Variables">$urlFields</text:span> method array property.</text:p>
      <text:p text:style-name="Method_20_Body"/>
      <text:p text:style-name="Method_20_Body">The PHP <text:span text:style-name="T2">isset</text:span> function is called to determine if the <text:span text:style-name="Class_20_Variables">$urlFields</text:span> method array property contains the '<text:span text:style-name="Class_20_Variables">scheme</text:span>' key. <text:s/>If it does, the <text:span text:style-name="Class_20_Variables">scheme</text:span> class property is assigned the '<text:span text:style-name="Class_20_Variables">scheme</text:span>' key of the <text:span text:style-name="Class_20_Variables">$urlFields</text:span> method array property, after it has been converted to lower case by the PHP <text:span text:style-name="T2">strtolower</text:span> function.</text:p>
      <text:p text:style-name="Method_20_Body"/>
      <text:p text:style-name="Method_20_Body">The PHP <text:span text:style-name="T2">array_key_exists</text:span> function is called to check for the '<text:span text:style-name="Class_20_Variables">port</text:span>' key in the <text:span text:style-name="Class_20_Variables">$urlFields</text:span> method array property.</text:p>
      <text:p text:style-name="Method_20_Body"/>
      <text:p text:style-name="Method_20_Body">If the '<text:span text:style-name="Class_20_Variables">port</text:span>' key in the <text:span text:style-name="Class_20_Variables">$urlFields</text:span> method array property exists,</text:p>
      <text:p text:style-name="Method_20_Body"/>
      <text:p text:style-name="P9">the <text:span text:style-name="Class_20_Variables">port</text:span> class property is assigned the '<text:span text:style-name="Class_20_Variables">port</text:span>' key of the <text:span text:style-name="Class_20_Variables">$urlFields</text:span> method array property. <text:s/>Otherwise, if the <text:span text:style-name="Class_20_Variables">scheme</text:span> class property contains '<text:span text:style-name="Class_20_Variables">https</text:span>', the <text:span text:style-name="Class_20_Variables">port</text:span> class property is assigned <text:span text:style-name="T2">443</text:span>. <text:s/>Otherwise, the <text:span text:style-name="Class_20_Variables">port</text:span> class property is assigned <text:span text:style-name="T2">80</text:span>.</text:p>
      <text:p text:style-name="Method_20_Body"><text:soft-page-break/></text:p>
      <text:p text:style-name="Method_20_Body">The PHP <text:span text:style-name="T2">isset</text:span> function is called to determine if the <text:span text:style-name="Class_20_Variables">$urlFields</text:span> method array property contains the '<text:span text:style-name="Class_20_Variables">path</text:span>' key. <text:s/>If it does,</text:p>
      <text:p text:style-name="Method_20_Body"/>
      <text:p text:style-name="P9">The first character of the '<text:span text:style-name="Class_20_Variables">path</text:span>' key of the <text:span text:style-name="Class_20_Variables">$urlFields</text:span> method array property is checked. <text:s/>If it does not contain a '<text:span text:style-name="Class_20_Variables">/</text:span>' character, the <text:span text:style-name="Class_20_Variables">$path</text:span> class property is assigned a '<text:span text:style-name="Class_20_Variables">/</text:span>' character;</text:p>
      <text:p text:style-name="P9"/>
      <text:p text:style-name="P9">The '<text:span text:style-name="Class_20_Variables">path</text:span>' key of the <text:span text:style-name="Class_20_Variables">$urlFields</text:span> property is appended to the <text:span text:style-name="Class_20_Variables">$path</text:span> class property, and the <text:span text:style-name="Class_20_Variables">$path</text:span> class property is stored in the <text:span text:style-name="Class_20_Variables">$document</text:span> property.</text:p>
      <text:p text:style-name="P9"/>
      <text:p text:style-name="Method_20_Body">The PHP <text:span text:style-name="T2">isset</text:span> function is called to determine if the <text:span text:style-name="Class_20_Variables">$urlFields</text:span> method array property contains the '<text:span text:style-name="Class_20_Variables">query</text:span>' key. <text:s/>If it does,</text:p>
      <text:p text:style-name="Method_20_Body"/>
      <text:p text:style-name="P9">The <text:span text:style-name="Class_20_Variables">$query</text:span> class property is assigned the value of the '<text:span text:style-name="Class_20_Variables">query</text:span>' key in the <text:span text:style-name="Class_20_Variables">$urlFields</text:span> method array property;</text:p>
      <text:p text:style-name="P9"/>
      <text:p text:style-name="P9">The '<text:span text:style-name="Class_20_Variables">?</text:span>' character, followed by the <text:span text:style-name="Class_20_Variables">$query</text:span> class property, is appended to the <text:span text:style-name="Class_20_Variables">$path</text:span> class property.</text:p>
      <text:p text:style-name="P9"/>
      <text:p text:style-name="Method_20_Body">The PHP <text:span text:style-name="T2">isset</text:span> function is called to determine if the <text:span text:style-name="Class_20_Variables">$urlFields</text:span> method array property contains the '<text:span text:style-name="Class_20_Variables">fragment</text:span>' key. <text:s/>If it does,</text:p>
      <text:p text:style-name="Method_20_Body"/>
      <text:p text:style-name="P9">The <text:span text:style-name="Class_20_Variables">$fragment</text:span> class property is assigned the value of the '<text:span text:style-name="Class_20_Variables">fragment</text:span>' key in the <text:span text:style-name="Class_20_Variables">$urlFields</text:span> method array property;</text:p>
      <text:p text:style-name="P9"/>
      <text:p text:style-name="P9">The '<text:span text:style-name="Class_20_Variables">#</text:span>' character, followed by the <text:span text:style-name="Class_20_Variables">$fragment</text:span> class property, is appended to the <text:span text:style-name="Class_20_Variables">$path</text:span> class property.</text:p>
      <text:p text:style-name="P9"/>
      <text:p text:style-name="Method_20_Body"/>
      <text:h text:style-name="P17" text:outline-level="5"><text:bookmark-start text:name="host"/>host<text:bookmark-end text:name="host"/></text:h>
      <text:p text:style-name="Method_20_Body"/>
      <text:p text:style-name="Method_20_Body">Returns the host name/address field.</text:p>
      <text:p text:style-name="Method_20_Body"/>
      <text:p text:style-name="P8">/**</text:p>
      <text:p text:style-name="P8"><text:s/>* host</text:p>
      <text:p text:style-name="P8"><text:s/>*</text:p>
      <text:p text:style-name="P8"><text:s/>* get host name/address</text:p>
      <text:p text:style-name="P8"><text:s/>* <text:span text:style-name="T2">@return</text:span> string $host</text:p>
      <text:p text:style-name="P8"><text:s/>*/</text:p>
      <text:p text:style-name="P8">public function host()</text:p>
      <text:p text:style-name="P8">{</text:p>
      <text:p text:style-name="P8"><text:tab/>return $this-&gt;host;</text:p>
      <text:p text:style-name="P8">}</text:p>
      <text:p text:style-name="Method_20_Body"/>
      <text:p text:style-name="Method_20_Body">The <text:span text:style-name="Class_20_Variables">host</text:span> method returns the <text:span text:style-name="Class_20_Variables">$host</text:span> class property.</text:p>
      <text:p text:style-name="Method_20_Body"/>
      <text:p text:style-name="Method_20_Body"/>
      <text:h text:style-name="P17" text:outline-level="5"><text:bookmark-start text:name="port"/>port<text:bookmark-end text:name="port"/></text:h>
      <text:p text:style-name="Method_20_Body"/>
      <text:p text:style-name="Method_20_Body">Returns the port number.</text:p>
      <text:p text:style-name="Method_20_Body"/>
      <text:p text:style-name="P8">/**</text:p>
      <text:p text:style-name="P8"><text:s/>* port</text:p>
      <text:p text:style-name="P8"><text:s/>*</text:p>
      <text:p text:style-name="P8"><text:s/>* get port number</text:p>
      <text:p text:style-name="P8"><text:s/>* <text:span text:style-name="T2">@return</text:span> integer $port</text:p>
      <text:p text:style-name="P8"><text:s/>*/</text:p>
      <text:p text:style-name="P8">public function port()</text:p>
      <text:p text:style-name="P8">{</text:p>
      <text:p text:style-name="P8"><text:tab/>return $this-&gt;port;</text:p>
      <text:p text:style-name="P8">}</text:p>
      <text:p text:style-name="Method_20_Body"/>
      <text:p text:style-name="Method_20_Body">The <text:span text:style-name="Class_20_Variables">port</text:span> method returns the <text:span text:style-name="Class_20_Variables">$port</text:span> class property.</text:p>
      <text:p text:style-name="Method_20_Body"/>
      <text:p text:style-name="Method_20_Body"/>
      <text:h text:style-name="P17" text:outline-level="5"><text:bookmark-start text:name="document"/>document<text:bookmark-end text:name="document"/></text:h>
      <text:p text:style-name="Method_20_Body"/>
      <text:p text:style-name="Method_20_Body">Returns the document location on the URL host without the fragment or query parts.</text:p>
      <text:p text:style-name="Method_20_Body"/>
      <text:p text:style-name="Method_20_Code_20_Listing"><text:span text:style-name="T3">/**</text:span></text:p>
      <text:p text:style-name="P8"><text:s/>* document</text:p>
      <text:p text:style-name="P8"><text:s/>*</text:p>
      <text:p text:style-name="P8"><text:s/>* returns the document location</text:p>
      <text:p text:style-name="P8"><text:s/>* <text:span text:style-name="T2">@return</text:span> string $document</text:p>
      <text:p text:style-name="P8"><text:s/>*/</text:p>
      <text:p text:style-name="P8">public function document()</text:p>
      <text:p text:style-name="P8">{</text:p>
      <text:p text:style-name="P8"><text:tab/>return $this-&gt;document;</text:p>
      <text:p text:style-name="P8">}</text:p>
      <text:p text:style-name="Method_20_Body"/>
      <text:p text:style-name="Method_20_Body">The <text:span text:style-name="Class_20_Variables">document</text:span> method returns the <text:span text:style-name="Class_20_Variables">$document</text:span> class property.</text:p>
      <text:p text:style-name="Method_20_Body"/>
      <text:h text:style-name="P17" text:outline-level="5"><text:bookmark-start text:name="path"/>path<text:bookmark-end text:name="path"/></text:h>
      <text:p text:style-name="Method_20_Body"/>
      <text:p text:style-name="Method_20_Body">Returns the path.</text:p>
      <text:p text:style-name="Method_20_Body"/>
      <text:p text:style-name="P8">/**</text:p>
      <text:p text:style-name="P8"><text:s/>* path</text:p>
      <text:p text:style-name="P8"><text:s/>*</text:p>
      <text:p text:style-name="P8"><text:s/>* get path</text:p>
      <text:p text:style-name="P8"><text:s/>* <text:span text:style-name="T2">@return</text:span> string $path</text:p>
      <text:p text:style-name="P8"><text:s/>*/</text:p>
      <text:p text:style-name="P8">public function path()</text:p>
      <text:p text:style-name="P8">{</text:p>
      <text:p text:style-name="P8"><text:tab/>return $this-&gt;path;</text:p>
      <text:p text:style-name="P8">}</text:p>
      <text:p text:style-name="Method_20_Body"/>
      <text:p text:style-name="Method_20_Body">The <text:span text:style-name="Class_20_Variables">path</text:span> method returns the <text:span text:style-name="Class_20_Variables">$path</text:span> class property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17" text:outline-level="5">scheme</text:h>
      <text:p text:style-name="Method_20_Body"/>
      <text:p text:style-name="Method_20_Body">Returns the protocol scheme.</text:p>
      <text:p text:style-name="Method_20_Body"/>
      <text:p text:style-name="P8">/**</text:p>
      <text:p text:style-name="P8"><text:s/>* scheme</text:p>
      <text:p text:style-name="P8"><text:s/>*</text:p>
      <text:p text:style-name="P8"><text:s/>* get the protocol scheme</text:p>
      <text:p text:style-name="P8"><text:s/>* <text:span text:style-name="T2">@return</text:span> string $scheme</text:p>
      <text:p text:style-name="P8"><text:s/>*/</text:p>
      <text:p text:style-name="P8">public function scheme()</text:p>
      <text:p text:style-name="P8">{</text:p>
      <text:p text:style-name="P8"><text:tab/>return $this-&gt;scheme;</text:p>
      <text:p text:style-name="P8">}</text:p>
      <text:p text:style-name="Method_20_Body"/>
      <text:p text:style-name="Method_20_Body">The <text:span text:style-name="Class_20_Variables">scheme</text:span> method returns the <text:span text:style-name="Class_20_Variables">$scheme</text:span> class property.</text:p>
      <text:p text:style-name="Method_20_Body"/>
      <text:p text:style-name="Method_20_Body"/>
      <text:h text:style-name="P17" text:outline-level="5"><text:bookmark-start text:name="query"/>query<text:bookmark-end text:name="query"/></text:h>
      <text:p text:style-name="Method_20_Body"/>
      <text:p text:style-name="Method_20_Body">Returns the query field(s).</text:p>
      <text:p text:style-name="Method_20_Body"/>
      <text:p text:style-name="P8">/**</text:p>
      <text:p text:style-name="P8"><text:s/>* query</text:p>
      <text:p text:style-name="P8"><text:s/>*</text:p>
      <text:p text:style-name="P8"><text:s/>* get the query field(s)</text:p>
      <text:p text:style-name="P8"><text:s/>* <text:span text:style-name="T2">@return</text:span> string $query</text:p>
      <text:p text:style-name="P8"><text:s/>*/</text:p>
      <text:p text:style-name="P8">public function query()</text:p>
      <text:p text:style-name="P8">{</text:p>
      <text:p text:style-name="P8"><text:tab/>return $this-&gt;query;</text:p>
      <text:p text:style-name="P8">}</text:p>
      <text:p text:style-name="Method_20_Body"/>
      <text:p text:style-name="Method_20_Body">The <text:span text:style-name="Class_20_Variables">query</text:span> method returns the <text:span text:style-name="Class_20_Variables">$query</text:span> class property.</text:p>
      <text:p text:style-name="Method_20_Body"/>
      <text:p text:style-name="Method_20_Body"/>
      <text:h text:style-name="P17" text:outline-level="5"><text:bookmark-start text:name="fragment"/>fragment<text:bookmark-end text:name="fragment"/></text:h>
      <text:p text:style-name="Method_20_Body"/>
      <text:p text:style-name="Method_20_Body">Returns the address fragment.</text:p>
      <text:p text:style-name="Method_20_Body"/>
      <text:p text:style-name="P8">/**</text:p>
      <text:p text:style-name="Method_20_Code_20_Listing"><text:s/>* fragment</text:p>
      <text:p text:style-name="Method_20_Code_20_Listing"><text:s/>*</text:p>
      <text:p text:style-name="Method_20_Code_20_Listing"><text:s/>* get the fragment field</text:p>
      <text:p text:style-name="Method_20_Code_20_Listing"><text:s/>* <text:span text:style-name="T2">@return</text:span> string $fragment</text:p>
      <text:p text:style-name="Method_20_Code_20_Listing"><text:s/>*/</text:p>
      <text:p text:style-name="Method_20_Code_20_Listing">public function fragment()</text:p>
      <text:p text:style-name="Method_20_Code_20_Listing">{</text:p>
      <text:p text:style-name="Method_20_Code_20_Listing"><text:tab/>return $this-&gt;fragment;</text:p>
      <text:p text:style-name="Method_20_Code_20_Listing">}</text:p>
      <text:p text:style-name="Method_20_Body"/>
      <text:p text:style-name="Method_20_Body">The <text:span text:style-name="Class_20_Variables">fragment</text:span> method returns the <text:span text:style-name="Class_20_Variables">$fragment </text:span>class property.</text:p>
      <text:p text:style-name="Method_20_Body"/>
      <text:p text:style-name="Method_20_Body"/>
      <text:h text:style-name="P17" text:outline-level="5"><text:bookmark-start text:name="initialize"/>initialize<text:bookmark-end text:name="initialize"/></text:h>
      <text:p text:style-name="Method_20_Body"/>
      <text:p text:style-name="Method_20_Body">Initialize the class properties.</text:p>
      <text:p text:style-name="Method_20_Body"/>
      <text:p text:style-name="P8">/**</text:p>
      <text:p text:style-name="P8"><text:s/>* initialize</text:p>
      <text:p text:style-name="P8"><text:s/>*</text:p>
      <text:p text:style-name="P8"><text:s/>* Initialize the class variables</text:p>
      <text:p text:style-name="P8"><text:s/>*/</text:p>
      <text:p text:style-name="P8">protected function initialize()</text:p>
      <text:p text:style-name="P8">{</text:p>
      <text:p text:style-name="P8"><text:tab/>$this-&gt;url <text:s text:c="5"/>= null;</text:p>
      <text:p text:style-name="P8"><text:tab/>$this-&gt;host <text:s text:c="4"/>= null;</text:p>
      <text:p text:style-name="P8"><text:tab/>$this-&gt;port <text:s text:c="4"/>= null;</text:p>
      <text:p text:style-name="P8"><text:tab/>$this-&gt;path <text:s text:c="4"/>= '';</text:p>
      <text:p text:style-name="P8"><text:tab/>$this-&gt;query <text:s text:c="3"/>= '';</text:p>
      <text:p text:style-name="P8"><text:tab/>$this-&gt;fragment = '';</text:p>
      <text:p text:style-name="P8"><text:tab/>$this-&gt;document = '';</text:p>
      <text:p text:style-name="P8"><text:tab/>$this-&gt;scheme <text:s text:c="2"/>= 'http';</text:p>
      <text:p text:style-name="P8">}</text:p>
      <text:p text:style-name="Method_20_Body"/>
      <text:p text:style-name="Method_20_Body">The class properties are initialized to their default values.</text:p>
      <text:p text:style-name="Method_20_Body"/>
      <text:p text:style-name="Method_20_Body"/>
      <text:h text:style-name="P10" text:outline-level="3">Source Listing</text:h>
      <text:p text:style-name="Coding_20_Body"/>
      <text:p text:style-name="P3">&lt;?php</text:p>
      <text:p text:style-name="P3">namespace Library\Url;</text:p>
      <text:p text:style-name="P3"/>
      <text:p text:style-name="P3">/*</text:p>
      <text:p text:style-name="P3"><text:s/>*<text:tab/><text:tab/>Url\Parse is copyright © 2012. EarthWalk Software.</text:p>
      <text:p text:style-name="P3"><text:s/>*<text:tab/><text:tab/>Licensed under the Academic Free License version 3.0.</text:p>
      <text:p text:style-name="P3"><text:s/>*<text:tab/><text:tab/>Refer to the file named License.txt provided with the source, </text:p>
      <text:p text:style-name="P3"><text:s/>*<text:tab/><text:tab/><text:tab/> <text:s/>or from http://opensource.org/licenses/academic.php</text:p>
      <text:p text:style-name="P3"><text:s/>*/</text:p>
      <text:p text:style-name="P3">/**</text:p>
      <text:p text:style-name="P3"><text:s/>* Library\Url\Parse.</text:p>
      <text:p text:style-name="P3"><text:s/>*</text:p>
      <text:p text:style-name="P3"><text:s/>* Parse the supplied url.</text:p>
      <text:p text:style-name="P3"><text:s/>* <text:span text:style-name="T2">@author</text:span> Jay Wheeler.</text:p>
      <text:p text:style-name="P3"><text:s/>* <text:span text:style-name="T2">@version</text:span> 1.0</text:p>
      <text:p text:style-name="P3"><text:s/>* <text:span text:style-name="T2">@copyright</text:span> © 2012. EarthWalk Software.</text:p>
      <text:p text:style-name="P3"><text:s/>* <text:span text:style-name="T2">@license</text:span> Licensed under the Academic Free License version 3.0.</text:p>
      <text:p text:style-name="P3"><text:s/>* <text:span text:style-name="T2">@package</text:span> Library</text:p>
      <text:p text:style-name="P3"><text:s/>* <text:span text:style-name="T2">@subpackage</text:span> Url</text:p>
      <text:p text:style-name="P3"><text:s/>*/</text:p>
      <text:p text:style-name="P3">class Parse</text:p>
      <text:p text:style-name="P3">{</text:p>
      <text:p text:style-name="P3"><text:tab/>/**</text:p>
      <text:p text:style-name="P3"><text:tab/> * url</text:p>
      <text:p text:style-name="P3"><text:tab/> *</text:p>
      <text:p text:style-name="P3"><text:tab/> * Copy of the url to process</text:p>
      <text:p text:style-name="P3"><text:tab/> * <text:span text:style-name="T2">@var</text:span> string $url</text:p>
      <text:p text:style-name="P3"><text:tab/> */</text:p>
      <text:p text:style-name="P3"><text:tab/>protected<text:tab/>$url;</text:p>
      <text:p text:style-name="P3"/>
      <text:p text:style-name="P3"><text:tab/>/**</text:p>
      <text:p text:style-name="P3"><text:tab/> * host</text:p>
      <text:p text:style-name="P3"><text:tab/> *</text:p>
      <text:p text:style-name="P3"><text:tab/> * The host name/address from the url</text:p>
      <text:p text:style-name="P3"><text:tab/> * <text:span text:style-name="T2">@var</text:span> string $host</text:p>
      <text:p text:style-name="P3"><text:tab/> */</text:p>
      <text:p text:style-name="P3"><text:tab/>protected<text:tab/>$host;</text:p>
      <text:p text:style-name="P3"/>
      <text:p text:style-name="P3"><text:tab/>/**</text:p>
      <text:p text:style-name="P3"><text:tab/> * port</text:p>
      <text:p text:style-name="P3"><text:tab/> *</text:p>
      <text:p text:style-name="P3"><text:tab/> * port number from the url</text:p>
      <text:p text:style-name="P3"><text:tab/> * <text:span text:style-name="T2">@var</text:span> integer $port</text:p>
      <text:p text:style-name="P3"><text:tab/> */</text:p>
      <text:p text:style-name="P3"><text:tab/>protected<text:tab/>$port;</text:p>
      <text:p text:style-name="P3"/>
      <text:p text:style-name="P3"><text:tab/>/**</text:p>
      <text:p text:style-name="P3"><text:tab/> * document</text:p>
      <text:p text:style-name="P3"><text:tab/> *</text:p>
      <text:p text:style-name="P3"><text:tab/> * The document portion of the url</text:p>
      <text:p text:style-name="P3"><text:tab/> * <text:span text:style-name="T2">@var</text:span> string $document</text:p>
      <text:p text:style-name="P3"><text:tab/> */</text:p>
      <text:p text:style-name="P3"><text:tab/>protected<text:tab/>$document;</text:p>
      <text:p text:style-name="P3"/>
      <text:p text:style-name="Code_20_Listing"><text:span text:style-name="T3"/></text:p>
      <text:p text:style-name="P15"><text:tab/>/**</text:p>
      <text:p text:style-name="P3"><text:tab/> * path</text:p>
      <text:p text:style-name="P3"><text:tab/> *</text:p>
      <text:p text:style-name="P3"><text:tab/> * The path portion of the url</text:p>
      <text:p text:style-name="P3"><text:tab/> * <text:span text:style-name="T2">@var</text:span> string $path</text:p>
      <text:p text:style-name="P3"><text:tab/> */</text:p>
      <text:p text:style-name="P3"><text:tab/>protected<text:tab/>$path;</text:p>
      <text:p text:style-name="P3"/>
      <text:p text:style-name="P3"><text:tab/>/**</text:p>
      <text:p text:style-name="P3"><text:tab/> * scheme</text:p>
      <text:p text:style-name="P3"><text:tab/> *</text:p>
      <text:p text:style-name="P3"><text:tab/> * protocol scheme</text:p>
      <text:p text:style-name="P3"><text:tab/> * <text:span text:style-name="T2">@var</text:span> string $scheme</text:p>
      <text:p text:style-name="P3"><text:tab/> */</text:p>
      <text:p text:style-name="P3"><text:tab/>protected<text:tab/>$scheme;</text:p>
      <text:p text:style-name="P3"/>
      <text:p text:style-name="P3"><text:tab/>/**</text:p>
      <text:p text:style-name="P3"><text:tab/> * query</text:p>
      <text:p text:style-name="P3"><text:tab/> *</text:p>
      <text:p text:style-name="P3"><text:tab/> * query field(s), if present</text:p>
      <text:p text:style-name="P3"><text:tab/> * <text:span text:style-name="T2">@var</text:span> string $query</text:p>
      <text:p text:style-name="P3"><text:tab/> */</text:p>
      <text:p text:style-name="P3"><text:tab/>protected<text:tab/>$query;</text:p>
      <text:p text:style-name="P3"><text:tab/></text:p>
      <text:p text:style-name="P3"><text:tab/>/**</text:p>
      <text:p text:style-name="P3"><text:tab/> * fragment</text:p>
      <text:p text:style-name="P3"><text:tab/> *</text:p>
      <text:p text:style-name="P3"><text:tab/> * fragment field, if present</text:p>
      <text:p text:style-name="P3"><text:tab/> * <text:span text:style-name="T2">@var</text:span> string $fragment</text:p>
      <text:p text:style-name="P3"><text:tab/> */</text:p>
      <text:p text:style-name="P3"><text:tab/>protected<text:tab/>$fragment;</text:p>
      <text:p text:style-name="P3"/>
      <text:p text:style-name="P3"><text:tab/>/**</text:p>
      <text:p text:style-name="P3"><text:tab/> * __construct</text:p>
      <text:p text:style-name="P3"><text:tab/> * </text:p>
      <text:p text:style-name="P3"><text:tab/> * Class constructor</text:p>
      <text:p text:style-name="P3"><text:tab/> * <text:span text:style-name="T2">@param</text:span> string $url = (optional) url to parse.</text:p>
      <text:p text:style-name="P3"><text:tab/> * <text:span text:style-name="T2">@throws</text:span> Library\Url\Exception</text:p>
      <text:p text:style-name="P3"><text:tab/> */</text:p>
      <text:p text:style-name="P3"><text:tab/>public function __construct($url=null)</text:p>
      <text:p text:style-name="P3"><text:tab/>{</text:p>
      <text:p text:style-name="P3"><text:tab/><text:tab/>$this-&gt;initialize();</text:p>
      <text:p text:style-name="P3"><text:tab/><text:tab/>$this-&gt;url($url);</text:p>
      <text:p text:style-name="P3"><text:tab/>}</text:p>
      <text:p text:style-name="P3"/>
      <text:p text:style-name="P3"/>
      <text:p text:style-name="P16"><text:tab/>/**</text:p>
      <text:p text:style-name="P3"><text:tab/> * url</text:p>
      <text:p text:style-name="P3"><text:tab/> *</text:p>
      <text:p text:style-name="P3"><text:tab/> * Primary entry point to the parser.</text:p>
      <text:p text:style-name="P3"><text:tab/> * set (and parse) / get url</text:p>
      <text:p text:style-name="P3"><text:tab/> * <text:span text:style-name="T2">@param</text:span> string $url = (optional) url to set (and parse), null to query only</text:p>
      <text:p text:style-name="P3"><text:tab/> * <text:span text:style-name="T2">@return</text:span> string $url</text:p>
      <text:p text:style-name="P3"><text:tab/> */</text:p>
      <text:p text:style-name="P3"><text:tab/>public function url($url=null)</text:p>
      <text:p text:style-name="P3"><text:tab/>{</text:p>
      <text:p text:style-name="P3"><text:tab/><text:tab/>if ($url !== null)</text:p>
      <text:p text:style-name="P3"><text:tab/><text:tab/>{</text:p>
      <text:p text:style-name="P3"><text:tab/><text:tab/><text:tab/>$this-&gt;parser($url);</text:p>
      <text:p text:style-name="P3"><text:tab/><text:tab/>}</text:p>
      <text:p text:style-name="P3"/>
      <text:p text:style-name="P3"><text:tab/><text:tab/>return $this-&gt;url;</text:p>
      <text:p text:style-name="P3"><text:tab/>}</text:p>
      <text:p text:style-name="P3"/>
      <text:p text:style-name="P3"><text:tab/>/**</text:p>
      <text:p text:style-name="P3"><text:tab/> * parser</text:p>
      <text:p text:style-name="P3"><text:tab/> *</text:p>
      <text:p text:style-name="P3"><text:tab/> * Parse the url</text:p>
      <text:p text:style-name="P3"><text:tab/> * <text:span text:style-name="T2">@param</text:span> string $url = url address</text:p>
      <text:p text:style-name="P3"><text:tab/> * <text:span text:style-name="T2">@throws</text:span> \Library\Url\Exception</text:p>
      <text:p text:style-name="P3"><text:tab/> */</text:p>
      <text:p text:style-name="P3"><text:tab/>protected function parser($url)</text:p>
      <text:p text:style-name="P3"><text:tab/>{</text:p>
      <text:p text:style-name="P3"><text:tab/><text:tab/>$this-&gt;initialize();</text:p>
      <text:p text:style-name="P3"><text:tab/><text:tab/>$this-&gt;url = $url;</text:p>
      <text:p text:style-name="P3"/>
      <text:p text:style-name="P3"><text:tab/><text:tab/>if (stream_is_local($this-&gt;url))</text:p>
      <text:p text:style-name="P3"><text:tab/><text:tab/>{</text:p>
      <text:p text:style-name="P3"><text:tab/><text:tab/><text:tab/>$this-&gt;url = sprintf('http://localhost/%s', $this-&gt;url);</text:p>
      <text:p text:style-name="P3"><text:tab/><text:tab/>}</text:p>
      <text:p text:style-name="P3"/>
      <text:p text:style-name="P3"><text:tab/><text:tab/>$urlFields = parse_url($this-&gt;url);</text:p>
      <text:p text:style-name="P3"><text:tab/><text:tab/>if (! is_array($urlFields))</text:p>
      <text:p text:style-name="P3"><text:tab/><text:tab/>{</text:p>
      <text:p text:style-name="P3"><text:tab/><text:tab/><text:tab/>throw new Exception(Error::code('UrlMalformed'));</text:p>
      <text:p text:style-name="P3"><text:tab/><text:tab/>}</text:p>
      <text:p text:style-name="P3"/>
      <text:p text:style-name="P3"><text:tab/><text:tab/>if (! isset($urlFields['host']))</text:p>
      <text:p text:style-name="P3"><text:tab/><text:tab/>{</text:p>
      <text:p text:style-name="P3"><text:tab/><text:tab/><text:tab/>throw new Exception(Error::code('MissingHostName'));</text:p>
      <text:p text:style-name="P3"><text:tab/><text:tab/>}</text:p>
      <text:p text:style-name="P3"/>
      <text:p text:style-name="P3"><text:tab/><text:tab/>$this-&gt;host = $urlFields['host'];</text:p>
      <text:p text:style-name="P3"><text:tab/><text:tab/></text:p>
      <text:p text:style-name="P3"><text:tab/><text:tab/>if (isset($urlFields['scheme']))</text:p>
      <text:p text:style-name="P3"><text:tab/><text:tab/>{</text:p>
      <text:p text:style-name="P3"><text:tab/><text:tab/><text:tab/>$this-&gt;scheme = strtolower($urlFields['scheme']);</text:p>
      <text:p text:style-name="P3"><text:tab/><text:tab/>}</text:p>
      <text:p text:style-name="P3"/>
      <text:p text:style-name="P3"><text:tab/><text:tab/>if (array_key_exists('port', $urlFields))</text:p>
      <text:p text:style-name="P3"><text:tab/><text:tab/>{</text:p>
      <text:p text:style-name="P3"><text:tab/><text:tab/><text:tab/>$this-&gt;port = $urlFields['port'];</text:p>
      <text:p text:style-name="P3"><text:tab/><text:tab/>}</text:p>
      <text:p text:style-name="P3"><text:tab/><text:tab/>elseif ($this-&gt;scheme == "https")</text:p>
      <text:p text:style-name="P3"><text:tab/><text:tab/>{</text:p>
      <text:p text:style-name="P3"><text:tab/><text:tab/><text:tab/>$this-&gt;port = 443;</text:p>
      <text:p text:style-name="P3"><text:tab/><text:tab/>}</text:p>
      <text:p text:style-name="P3"><text:soft-page-break/><text:tab/><text:tab/>else</text:p>
      <text:p text:style-name="P3"><text:tab/><text:tab/>{</text:p>
      <text:p text:style-name="P3"><text:tab/><text:tab/><text:tab/>$this-&gt;port = 80;</text:p>
      <text:p text:style-name="P3"><text:tab/><text:tab/>}</text:p>
      <text:p text:style-name="P3"/>
      <text:p text:style-name="P3"><text:tab/><text:tab/>if (isset($urlFields['path']))</text:p>
      <text:p text:style-name="P3"><text:tab/><text:tab/>{</text:p>
      <text:p text:style-name="P3"><text:tab/><text:tab/><text:tab/>if (substr($urlFields['path'], 0, 1) != '/')</text:p>
      <text:p text:style-name="P3"><text:tab/><text:tab/><text:tab/>{</text:p>
      <text:p text:style-name="P3"><text:tab/><text:tab/><text:tab/><text:tab/>$this-&gt;path = '/';</text:p>
      <text:p text:style-name="P3"><text:tab/><text:tab/><text:tab/>}</text:p>
      <text:p text:style-name="P3"><text:tab/><text:tab/><text:tab/>$this-&gt;path .= $urlFields['path'];</text:p>
      <text:p text:style-name="P3"><text:tab/><text:tab/><text:tab/>$this-&gt;document = $this-&gt;path;</text:p>
      <text:p text:style-name="P3"><text:tab/><text:tab/>}</text:p>
      <text:p text:style-name="P3"/>
      <text:p text:style-name="P3"><text:tab/><text:tab/>if (isset($urlFields['query']))</text:p>
      <text:p text:style-name="P3"><text:tab/><text:tab/>{</text:p>
      <text:p text:style-name="P3"><text:tab/><text:tab/><text:tab/>$this-&gt;query = $urlFields['query'];</text:p>
      <text:p text:style-name="P3"><text:tab/><text:tab/><text:tab/>$this-&gt;path .= '?' . $this-&gt;query;</text:p>
      <text:p text:style-name="P3"><text:tab/><text:tab/>}</text:p>
      <text:p text:style-name="P3"><text:tab/><text:tab/></text:p>
      <text:p text:style-name="P3"><text:tab/><text:tab/>if (isset($urlFields['fragment']))</text:p>
      <text:p text:style-name="P3"><text:tab/><text:tab/>{</text:p>
      <text:p text:style-name="P3"><text:tab/><text:tab/><text:tab/>$this-&gt;fragment = $urlFields['fragment'];</text:p>
      <text:p text:style-name="P3"><text:tab/><text:tab/><text:tab/>$this-&gt;path .= '#' . $this-&gt;fragment;</text:p>
      <text:p text:style-name="P3"><text:tab/><text:tab/>}</text:p>
      <text:p text:style-name="P3"><text:tab/>}</text:p>
      <text:p text:style-name="P3"/>
      <text:p text:style-name="P3"><text:tab/>/**</text:p>
      <text:p text:style-name="P3"><text:tab/> * host</text:p>
      <text:p text:style-name="P3"><text:tab/> *</text:p>
      <text:p text:style-name="P3"><text:tab/> * get host name/address</text:p>
      <text:p text:style-name="P3"><text:tab/> * <text:span text:style-name="T2">@return</text:span> string $host</text:p>
      <text:p text:style-name="P3"><text:tab/> */</text:p>
      <text:p text:style-name="P3"><text:tab/>public function host()</text:p>
      <text:p text:style-name="P3"><text:tab/>{</text:p>
      <text:p text:style-name="P3"><text:tab/><text:tab/>return $this-&gt;host;</text:p>
      <text:p text:style-name="P3"><text:tab/>}</text:p>
      <text:p text:style-name="P3"/>
      <text:p text:style-name="P3"><text:tab/>/**</text:p>
      <text:p text:style-name="P3"><text:tab/> * port</text:p>
      <text:p text:style-name="P3"><text:tab/> *</text:p>
      <text:p text:style-name="P3"><text:tab/> * get port number</text:p>
      <text:p text:style-name="P3"><text:tab/> * <text:span text:style-name="T2">@return</text:span> integer $port</text:p>
      <text:p text:style-name="P3"><text:tab/> */</text:p>
      <text:p text:style-name="P3"><text:tab/>public function port()</text:p>
      <text:p text:style-name="P3"><text:tab/>{</text:p>
      <text:p text:style-name="P3"><text:tab/><text:tab/>return $this-&gt;port;</text:p>
      <text:p text:style-name="P3"><text:tab/>}</text:p>
      <text:p text:style-name="P3"/>
      <text:p text:style-name="P3"><text:tab/>/**</text:p>
      <text:p text:style-name="P3"><text:tab/> * document</text:p>
      <text:p text:style-name="P3"><text:tab/> *</text:p>
      <text:p text:style-name="P3"><text:tab/> * returns the document location</text:p>
      <text:p text:style-name="P3"><text:tab/> * <text:span text:style-name="T2">@return</text:span> string $document</text:p>
      <text:p text:style-name="P3"><text:tab/> */</text:p>
      <text:p text:style-name="P3"><text:tab/>public function document()</text:p>
      <text:p text:style-name="P3"><text:tab/>{</text:p>
      <text:p text:style-name="P3"><text:tab/><text:tab/>return $this-&gt;document;</text:p>
      <text:p text:style-name="P3"><text:tab/>}</text:p>
      <text:p text:style-name="P3"/>
      <text:p text:style-name="Code_20_Listing"><text:soft-page-break/><text:tab/>/**</text:p>
      <text:p text:style-name="P3"><text:tab/> * path</text:p>
      <text:p text:style-name="P3"><text:tab/> *</text:p>
      <text:p text:style-name="P3"><text:tab/> * get path</text:p>
      <text:p text:style-name="P3"><text:tab/> * <text:span text:style-name="T2">@return</text:span> string $path</text:p>
      <text:p text:style-name="P3"><text:tab/> */</text:p>
      <text:p text:style-name="P3"><text:tab/>public function path()</text:p>
      <text:p text:style-name="P3"><text:tab/>{</text:p>
      <text:p text:style-name="P3"><text:tab/><text:tab/>return $this-&gt;path;</text:p>
      <text:p text:style-name="P3"><text:tab/>}</text:p>
      <text:p text:style-name="P3"/>
      <text:p text:style-name="P3"><text:tab/>/**</text:p>
      <text:p text:style-name="P3"><text:tab/> * scheme</text:p>
      <text:p text:style-name="P3"><text:tab/> *</text:p>
      <text:p text:style-name="P3"><text:tab/> * get the protocol scheme</text:p>
      <text:p text:style-name="P3"><text:tab/> * <text:span text:style-name="T2">@return</text:span> string $scheme</text:p>
      <text:p text:style-name="P3"><text:tab/> */</text:p>
      <text:p text:style-name="P3"><text:tab/>public function scheme()</text:p>
      <text:p text:style-name="P3"><text:tab/>{</text:p>
      <text:p text:style-name="P3"><text:tab/><text:tab/>return $this-&gt;scheme;</text:p>
      <text:p text:style-name="P3"><text:tab/>}</text:p>
      <text:p text:style-name="P3"/>
      <text:p text:style-name="P3"><text:tab/>/**</text:p>
      <text:p text:style-name="P3"><text:tab/> * query</text:p>
      <text:p text:style-name="P3"><text:tab/> *</text:p>
      <text:p text:style-name="P3"><text:tab/> * get the query field(s)</text:p>
      <text:p text:style-name="P3"><text:tab/> * <text:span text:style-name="T2">@return</text:span> string $query</text:p>
      <text:p text:style-name="P3"><text:tab/> */</text:p>
      <text:p text:style-name="P3"><text:tab/>public function query()</text:p>
      <text:p text:style-name="P3"><text:tab/>{</text:p>
      <text:p text:style-name="P3"><text:tab/><text:tab/>return $this-&gt;query;</text:p>
      <text:p text:style-name="P3"><text:tab/>}</text:p>
      <text:p text:style-name="P3"/>
      <text:p text:style-name="P3"><text:tab/>/**</text:p>
      <text:p text:style-name="P3"><text:tab/> * fragment</text:p>
      <text:p text:style-name="P3"><text:tab/> *</text:p>
      <text:p text:style-name="P3"><text:tab/> * get the fragment field</text:p>
      <text:p text:style-name="P3"><text:tab/> * <text:span text:style-name="T2">@return</text:span> string $fragment</text:p>
      <text:p text:style-name="P3"><text:tab/> */</text:p>
      <text:p text:style-name="P3"><text:tab/>public function fragment()</text:p>
      <text:p text:style-name="P3"><text:tab/>{</text:p>
      <text:p text:style-name="P3"><text:tab/><text:tab/>return $this-&gt;fragment;</text:p>
      <text:p text:style-name="P3"><text:tab/>}</text:p>
      <text:p text:style-name="P3"/>
      <text:p text:style-name="P3"/>
      <text:p text:style-name="P16"><text:tab/>/**</text:p>
      <text:p text:style-name="P3"><text:tab/> * initialize</text:p>
      <text:p text:style-name="P3"><text:tab/> *</text:p>
      <text:p text:style-name="P3"><text:tab/> * Initialize the class variables</text:p>
      <text:p text:style-name="P3"><text:tab/> */</text:p>
      <text:p text:style-name="P3"><text:tab/>protected function initialize()</text:p>
      <text:p text:style-name="P3"><text:tab/>{</text:p>
      <text:p text:style-name="P3"><text:tab/><text:tab/>$this-&gt;url <text:s text:c="5"/>= null;</text:p>
      <text:p text:style-name="P3"><text:tab/><text:tab/>$this-&gt;host <text:s text:c="4"/>= null;</text:p>
      <text:p text:style-name="P3"><text:tab/><text:tab/>$this-&gt;port <text:s text:c="4"/>= null;</text:p>
      <text:p text:style-name="P3"><text:tab/><text:tab/>$this-&gt;path <text:s text:c="4"/>= '';</text:p>
      <text:p text:style-name="P3"><text:tab/><text:tab/>$this-&gt;query <text:s text:c="3"/>= '';</text:p>
      <text:p text:style-name="P3"><text:tab/><text:tab/>$this-&gt;fragment = '';</text:p>
      <text:p text:style-name="P3"><text:tab/><text:tab/>$this-&gt;document = '';</text:p>
      <text:p text:style-name="P3"><text:tab/><text:tab/>$this-&gt;scheme <text:s text:c="2"/>= 'http';</text:p>
      <text:p text:style-name="P3"><text:tab/>}</text:p>
      <text:p text:style-name="P3"/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Url\Parse<text:tab/><text:tab/><text:tab/><text:tab/><text:page-number text:select-page="current">5</text:page-number><text:tab/><text:tab/><text:tab/><text:date style:data-style-name="N76" text:date-value="2012-07-18T09:51:31">July 18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39H22M51S</meta:editing-duration>
    <meta:editing-cycles>94</meta:editing-cycles>
    <meta:generator>OpenOffice.org/3.2$Linux OpenOffice.org_project/320m12$Build-9483</meta:generator>
    <meta:initial-creator>Jay Wheeler</meta:initial-creator>
    <dc:date>2012-07-18T09:51:31</dc:date>
    <dc:creator>Jay Wheeler</dc:creator>
    <meta:document-statistic meta:table-count="5" meta:image-count="0" meta:object-count="0" meta:page-count="21" meta:paragraph-count="551" meta:word-count="1880" meta:character-count="12232"/>
    <meta:template xlink:type="simple" xlink:actuate="onRequest" xlink:title="ClassDefault" xlink:href="../ClassDefault.ott" meta:date="2012-06-12T12:20:04"/>
  </office:meta>
</office:document-meta>
</file>